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style:line-height-at-least="0.476cm" fo:background-color="#ffffff"/>
    </style:style>
    <style:style style:name="P2" style:family="paragraph" style:parent-style-name="Normal_20__28_Web_29_">
      <loext:graphic-properties draw:fill="solid" draw:fill-color="#ffffff"/>
      <style:paragraph-properties style:line-height-at-least="0.476cm" fo:background-color="#ffffff"/>
    </style:style>
    <style:style style:name="P3" style:family="paragraph" style:parent-style-name="Normal_20__28_Web_29_">
      <loext:graphic-properties draw:fill="solid" draw:fill-color="#ffffff"/>
      <style:paragraph-properties style:line-height-at-least="0.476cm" fo:background-color="#ffffff"/>
      <style:text-properties fo:color="#000000" style:font-name="Times New Roman" fo:font-size="12pt" style:font-name-asian="F" style:font-size-asian="12pt" style:font-name-complex="Times New Roman1" style:font-size-complex="12pt"/>
    </style:style>
    <style:style style:name="P4" style:family="paragraph" style:parent-style-name="Normal_20__28_Web_29_">
      <style:paragraph-properties fo:margin-left="5.556cm" fo:margin-right="0cm" fo:text-indent="0cm" style:auto-text-indent="false"/>
    </style:style>
    <style:style style:name="P5" style:family="paragraph" style:parent-style-name="Normal_20__28_Web_29_">
      <style:paragraph-properties fo:margin-top="0.661cm" fo:margin-bottom="0.661cm" loext:contextual-spacing="false" fo:text-align="center" style:justify-single-word="false"/>
    </style:style>
    <style:style style:name="P6" style:family="paragraph" style:parent-style-name="Normal_20__28_Web_29_" style:master-page-name="Standard">
      <style:paragraph-properties style:page-number="auto"/>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font-name="Calibri" fo:font-size="9pt" style:font-size-asian="9pt" style:font-size-complex="9pt"/>
    </style:style>
    <style:style style:name="T5" style:family="text">
      <style:text-properties fo:color="#000000" style:font-name="Calibri" fo:font-size="9pt" style:font-size-asian="9pt" style:font-size-complex="9pt"/>
    </style:style>
    <style:style style:name="T6" style:family="text">
      <style:text-properties fo:color="#000000" style:font-name="Calibri" fo:font-size="9pt" style:font-size-asian="9pt" style:font-size-complex="9pt"/>
    </style:style>
    <style:style style:name="T7" style:family="text">
      <style:text-properties fo:color="#000000" fo:font-size="9pt" style:font-name-asian="Times New Roman1" style:font-size-asian="9pt" style:font-size-complex="9pt"/>
    </style:style>
    <style:style style:name="T8"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Kennouche Anne­Lise </text:span></text:p>
      <text:p text:style-name="Normal_20__28_Web_29_"><text:span text:style-name="T2">38, rue Newton </text:span></text:p>
      <text:p text:style-name="Normal_20__28_Web_29_"><text:span text:style-name="T2">28000 Chartres </text:span></text:p>
      <text:p text:style-name="Normal_20__28_Web_29_"><text:span text:style-name="T2">Tél : 06 32 27 90 58</text:span></text:p>
      <text:p text:style-name="Normal_20__28_Web_29_"><text:a xlink:type="simple" xlink:href="mailto:gay.annelise@hotmail.fr" text:style-name="Internet_20_link" text:visited-style-name="Visited_20_Internet_20_Link"><text:span text:style-name="T2">gay.annelise@hotmail.fr</text:span></text:a><text:span text:style-name="T3"> </text:span></text:p>
      <text:p text:style-name="Normal_20__28_Web_29_"> </text:p>
      <text:p text:style-name="P4"/>
      <text:p text:style-name="P5"><text:s text:c="32"/><text:span text:style-name="T1"><text:s text:c="2"/>Chartres, le Mardi 22 Mars 2021</text:span></text:p>
      <text:p text:style-name="P1"><text:span text:style-name="T4">Madame, Monsieur,</text:span></text:p>
      <text:p text:style-name="P3"/>
      <text:p text:style-name="P1"><text:span text:style-name="T4">Passionnée par la réalisation et le développement de projets web, je me suis tout naturellement tournée vers une reconversion dans le domaine du web. </text:span></text:p>
      <text:p text:style-name="P1"><text:span text:style-name="T4">Après une formation de Développeuse web/web mobile, je souhaite pouvoir poursuivre mon cursus et continuer à développer mes compétences dans ce domaine. Aujourd'hui je souhaite intégrer une formation en alternance, aussi je serai ravie de rejoindre votre établissement en tant que DevOps en alternance.</text:span></text:p>
      <text:p text:style-name="P3"/>
      <text:p text:style-name="P1"><text:span text:style-name="T4">Actuellement en stage de fin de formation de Développeuse web et web mobile, j'ai eu un contact auprès de Chartres Métropole Innovation Numérique qui propose un poste en alternance à compter du mois de Septembre 2020.</text:span></text:p>
      <text:p text:style-name="P1"><text:span text:style-name="T4"><text:s/></text:span></text:p>
      <text:p text:style-name="P1"><text:span text:style-name="T4">Forte de ma passion pour ce domaine, je suis très investie dans mon travail et je prends grand plaisir à exercer, aussi cet engouement se reflète largement dans la qualité de mon travail. En effet le projet de refonte de site Web en PHP/Symfony <text:s/>que l’on m’a confiée durant mon stage de fin de formation a su révéler mes capacités et mes points forts.</text:span></text:p>
      <text:p text:style-name="P3"/>
      <text:p text:style-name="P1"><text:span text:style-name="T4">Si j’ai la chance d’intégrer votre établissement, je pourrais approfondir d’avantage mes connaissances, et mettrai mon savoir-faire en pratique auprès de l’entreprise où je travaillerai. </text:span></text:p>
      <text:p text:style-name="P1"><text:span text:style-name="T4">Travailleuse, efficace, sociable, organisée et dotée d'un esprit d'analyse, je prendrai soin d'assimiler les différents besoins de l’entreprise et saurai facilement m'intégrer. </text:span><text:line-break/><text:line-break/><text:soft-page-break/><text:span text:style-name="T4">Estimant posséder les qualités essentielles d'un bon DevOps, je suis persuadée que je saurai dûment compléter leur équipe. En outre j'espère sincèrement que ma candidature retiendra votre attention et que j'aurai l'honneur de compter parmi vos élèves.</text:span><text:line-break/><text:line-break/><text:span text:style-name="T4">Je vous joins mon curriculum vitae qui soulignera mon parcours et me tiens à votre entière disposition pour vous révéler mes vives motivations.</text:span><text:line-break/><text:line-break/><text:span text:style-name="T4">Je vous prie de croire, Madame, Monsieur, à l'assurance de ma profonde gratitude.</text:span></text:p>
      <text:p text:style-name="Standard"><text:span text:style-name="T7"><text:line-break/></text:span><text:span text:style-name="T8"> <text:s text:c="17"/>Kennouche Anne-li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F" style:font-size-asian="11pt" style:language-asian="fr" style:country-asian="F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F"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elise Gay</meta:initial-creator>
    <dc:creator>Annelise Gay</dc:creator>
    <meta:editing-cycles>3</meta:editing-cycles>
    <meta:creation-date>2021-03-17T13:57:00</meta:creation-date>
    <dc:date>2021-03-22T14:19:14.758340600</dc:date>
    <meta:generator>LibreOffice/5.1.6.2$Linux_X86_64 LibreOffice_project/10m0$Build-2</meta:generator>
    <meta:document-statistic meta:table-count="0" meta:image-count="0" meta:object-count="0" meta:page-count="2" meta:paragraph-count="16" meta:word-count="313" meta:character-count="2082" meta:non-whitespace-character-count="17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